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2.7571in" fo:break-before="auto" style:use-optimal-row-height="true"/>
    </style:style>
    <style:style style:name="ro11" style:family="table-row">
      <style:table-row-properties style:row-height="3.5445in" fo:break-before="auto" style:use-optimal-row-height="false"/>
    </style:style>
    <style:style style:name="ro12" style:family="table-row">
      <style:table-row-properties style:row-height="1.0047in" fo:break-before="auto" style:use-optimal-row-height="false"/>
    </style:style>
    <style:style style:name="ro1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9" office:value-type="string">
            <text:p><text:span text:style-name="T1">Added copyof, sameas, and synch </text:span><text:span text:style-name="T1">attribute 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7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8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annot; remove facsimile and annot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 for or content of &lt;mei:filedesc&gt; and/or &lt;mei:sourcedesc&gt;?</text:p>
          </table:table-cell>
          <table:table-cell office:value-type="string">
            <text:p>Would allow users to employ/re-use existing MODS to describe the MEI file and/or its sources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11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12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5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table:number-columns-repeated="102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change datatype of @absolute on &lt;when&gt; to data.ISOTIME</text:p>
          </table:table-cell>
          <table:table-cell table:number-columns-repeated="1020"/>
        </table:table-row>
        <table:table-row table:style-name="ro13" table:number-rows-repeated="6549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0/12/2010</text:date>, <text:time>16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0-12T16:46:24.48</dc:date>
    <meta:editing-duration>PT12H49M56S</meta:editing-duration>
    <meta:editing-cycles>43</meta:editing-cycles>
    <meta:generator>OpenOffice.org/3.2$Win32 OpenOffice.org_project/320m12$Build-9483</meta:generator>
    <dc:creator>Perry Roland</dc:creator>
    <meta:document-statistic meta:table-count="3" meta:cell-count="215" meta:object-count="0"/>
  </office:meta>
</office:document-meta>
</file>